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6.388cm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2.784cm"/>
    </style:style>
    <style:style style:name="gr3" style:family="graphic" style:parent-style-name="standard">
      <style:graphic-properties draw:stroke="none" svg:stroke-color="#000000" draw:fill="none" draw:fill-color="#ffffff" fo:min-height="0.789cm"/>
    </style:style>
    <style:style style:name="gr4" style:family="graphic" style:parent-style-name="standard">
      <style:graphic-properties draw:stroke="none" svg:stroke-color="#000000" draw:fill="none" draw:fill-color="#ffffff" fo:min-height="0.489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textarea-horizontal-align="justify" draw:textarea-vertical-align="middle" draw:auto-grow-height="false" fo:min-height="0.25cm" fo:min-width="5.348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2.624cm"/>
    </style:style>
    <style:style style:name="gr8" style:family="graphic" style:parent-style-name="standard">
      <style:graphic-properties draw:textarea-horizontal-align="justify" draw:textarea-vertical-align="middle" draw:auto-grow-height="false" fo:min-height="0.25cm" fo:min-width="6.308cm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10.234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5.108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3.826cm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2.704cm"/>
    </style:style>
    <style:style style:name="gr13" style:family="graphic" style:parent-style-name="standard">
      <style:graphic-properties draw:textarea-horizontal-align="justify" draw:textarea-vertical-align="middle" draw:auto-grow-height="false" fo:min-height="0.25cm" fo:min-width="3.586cm"/>
    </style:style>
    <style:style style:name="gr14" style:family="graphic" style:parent-style-name="standard">
      <style:graphic-properties draw:textarea-horizontal-align="justify" draw:textarea-vertical-align="middle" draw:auto-grow-height="false" fo:min-height="0.25cm" fo:min-width="2.144cm"/>
    </style:style>
    <style:style style:name="gr15" style:family="graphic" style:parent-style-name="standard">
      <style:graphic-properties draw:textarea-horizontal-align="justify" draw:textarea-vertical-align="middle" draw:auto-grow-height="false" fo:min-height="0.25cm" fo:min-width="6.8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standard">
      <style:graphic-properties draw:textarea-horizontal-align="justify" draw:textarea-vertical-align="middle" draw:auto-grow-height="false" fo:min-height="0.25cm" fo:min-width="1.904cm"/>
    </style:style>
    <style:style style:name="gr19" style:family="graphic" style:parent-style-name="standard">
      <style:graphic-properties draw:stroke="none" svg:stroke-color="#000000" draw:fill="none" draw:fill-color="#ffffff" fo:min-height="2.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.3cm" svg:height="1.2cm" svg:x="1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4.1cm" svg:height="1cm" svg:x="10.5cm" svg:y="4.2cm">
          <text:p text:style-name="P1"><text:span text:style-name="T1">THYMIO II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3" draw:layer="layout" svg:width="3cm" svg:height="1.039cm" svg:x="1.4cm" svg:y="2cm">
          <draw:text-box>
            <text:p><text:span text:style-name="T2">MATERNELLE</text:span></text:p>
          </draw:text-box>
        </draw:frame>
        <draw:frame draw:style-name="gr3" draw:text-style-name="P3" draw:layer="layout" svg:width="3cm" svg:height="1.039cm" svg:x="6.3cm" svg:y="2cm">
          <draw:text-box>
            <text:p><text:span text:style-name="T2">PRIMAIRE</text:span></text:p>
          </draw:text-box>
        </draw:frame>
        <draw:frame draw:style-name="gr4" draw:text-style-name="P3" draw:layer="layout" svg:width="3cm" svg:height="0.739cm" svg:x="10.2cm" svg:y="1.961cm">
          <draw:text-box>
            <text:p><text:span text:style-name="T2">COLLEGE</text:span></text:p>
          </draw:text-box>
        </draw:frame>
        <draw:frame draw:style-name="gr5" draw:text-style-name="P3" draw:layer="layout" svg:width="3cm" svg:height="1.139cm" svg:x="14.4cm" svg:y="1.961cm">
          <draw:text-box>
            <text:p><text:span text:style-name="T2">LYCEE</text:span></text:p>
          </draw:text-box>
        </draw:frame>
        <draw:custom-shape draw:style-name="gr6" draw:text-style-name="P2" draw:layer="layout" svg:width="7.3cm" svg:height="1cm" svg:x="1.6cm" svg:y="4.1cm">
          <text:p text:style-name="P1"><text:span text:style-name="T1">BEEBO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" draw:layer="layout" svg:width="3.9cm" svg:height="1cm" svg:x="10.6cm" svg:y="5.4cm">
          <text:p text:style-name="P1"><text:span text:style-name="T1">SCRIBBLER 2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" draw:layer="layout" svg:width="8.5cm" svg:height="1cm" svg:x="2.8cm" svg:y="6.4cm">
          <text:p text:style-name="P1"><text:span text:style-name="T1">EDISON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2" draw:layer="layout" svg:width="13.4cm" svg:height="1cm" svg:x="2cm" svg:y="7.5cm">
          <text:p text:style-name="P1"><text:span text:style-name="T1">SPHER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7cm" svg:height="1cm" svg:x="8.1cm" svg:y="8.7cm">
          <text:p text:style-name="P1"><text:span text:style-name="T1">MRPi 1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2" draw:layer="layout" svg:width="5.4cm" svg:height="1cm" svg:x="8.4cm" svg:y="10cm">
          <text:p text:style-name="P1"><text:span text:style-name="T1">CODEY ROCKY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4cm" svg:height="1cm" svg:x="4.6cm" svg:y="10.6cm">
          <text:p text:style-name="P1"><text:span text:style-name="T1">BOTLEY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2" draw:layer="layout" svg:width="5.1cm" svg:height="1cm" svg:x="9cm" svg:y="11.5cm">
          <text:p text:style-name="P1"><text:span text:style-name="T1">Mbot</text:span></text:p>
          <text:p text:style-name="P1"><text:span text:style-name="T1">Scratch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3.3cm" svg:height="1cm" svg:x="1.8cm" svg:y="11.5cm">
          <text:p text:style-name="P1"><text:span text:style-name="T1">CUBETT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9.2cm" svg:height="1cm" svg:x="6.3cm" svg:y="12.8cm">
          <text:p text:style-name="P1"><text:span text:style-name="T1">COZM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4" draw:layer="layout" svg:x1="5.1cm" svg:y1="2cm" svg:x2="5.2cm" svg:y2="17.4cm">
          <text:p/>
        </draw:line>
        <draw:frame draw:style-name="gr17" draw:text-style-name="P3" draw:layer="layout" svg:width="1.9cm" svg:height="0.8cm" svg:x="13.3cm" svg:y="17.6cm">
          <draw:text-box>
            <text:p><text:span text:style-name="T2">15 ANS</text:span></text:p>
          </draw:text-box>
        </draw:frame>
        <draw:line draw:style-name="gr16" draw:text-style-name="P4" draw:layer="layout" svg:x1="1.4cm" svg:y1="1.9cm" svg:x2="1.5cm" svg:y2="17.3cm">
          <text:p/>
        </draw:line>
        <draw:frame draw:style-name="gr17" draw:text-style-name="P3" draw:layer="layout" svg:width="2.7cm" svg:height="0.8cm" svg:x="1.1cm" svg:y="17.538cm">
          <draw:text-box>
            <text:p><text:span text:style-name="T2">3 ANS</text:span></text:p>
          </draw:text-box>
        </draw:frame>
        <draw:frame draw:style-name="gr17" draw:text-style-name="P3" draw:layer="layout" svg:width="1.9cm" svg:height="0.8cm" svg:x="5.8cm" svg:y="17.6cm">
          <draw:text-box>
            <text:p><text:span text:style-name="T2">6 ANS</text:span></text:p>
          </draw:text-box>
        </draw:frame>
        <draw:line draw:style-name="gr16" draw:text-style-name="P4" draw:layer="layout" svg:x1="8.9cm" svg:y1="1.9cm" svg:x2="9cm" svg:y2="17.3cm">
          <text:p/>
        </draw:line>
        <draw:line draw:style-name="gr16" draw:text-style-name="P4" draw:layer="layout" svg:x1="14.1cm" svg:y1="2cm" svg:x2="14.2cm" svg:y2="17.4cm">
          <text:p/>
        </draw:line>
        <draw:frame draw:style-name="gr17" draw:text-style-name="P3" draw:layer="layout" svg:width="1.9cm" svg:height="0.8cm" svg:x="9.1cm" svg:y="17.6cm">
          <draw:text-box>
            <text:p><text:span text:style-name="T2">10 ANS</text:span></text:p>
          </draw:text-box>
        </draw:frame>
        <draw:custom-shape draw:style-name="gr18" draw:text-style-name="P2" draw:layer="layout" svg:width="3cm" svg:height="1cm" svg:x="14.1cm" svg:y="11.501cm">
          <text:p text:style-name="P1"><text:span text:style-name="T1">Mbot</text:span></text:p>
          <text:p text:style-name="P1"><text:span text:style-name="T1">Code Arduino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6" draw:text-style-name="P4" draw:layer="layout" svg:x1="18cm" svg:y1="2cm" svg:x2="18.1cm" svg:y2="17.4cm">
          <text:p/>
        </draw:line>
        <draw:frame draw:style-name="gr17" draw:text-style-name="P3" draw:layer="layout" svg:width="1.9cm" svg:height="0.8cm" svg:x="17cm" svg:y="17.6cm">
          <draw:text-box>
            <text:p><text:span text:style-name="T2">18 ANS</text:span></text:p>
          </draw:text-box>
        </draw:frame>
        <draw:frame draw:style-name="gr19" draw:text-style-name="P5" draw:layer="layout" svg:width="11.3cm" svg:height="3.1cm" svg:x="9.7cm" svg:y="27.1cm">
          <draw:text-box>
            <text:p>Cyriaque, Tanguy, LéoPaul, Lé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08:09:53.003000000</meta:creation-date>
    <dc:date>2019-05-20T09:20:43.285000000</dc:date>
    <meta:editing-duration>PT21M26S</meta:editing-duration>
    <meta:editing-cycles>2</meta:editing-cycles>
    <meta:generator>LibreOffice/5.2.6.2$Windows_x86 LibreOffice_project/a3100ed2409ebf1c212f5048fbe377c281438fdc</meta:generator>
    <meta:document-statistic meta:object-count="28"/>
  </office:meta>
</office:document-meta>
</file>